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TO SOLOMON (9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RNING TO SOLOMON (9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lory of obedience (9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rief of disobedience (9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grief of disobedience (9:6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dispersion of the peopl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struction of the Temple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WARNING TO SOLOMON (9:1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glory of obedience (9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grief of disobedience (9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1 Kings 9-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ARNING TO SOLOMON (9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WORK PROJECTS OF SOLOMON (9:10-1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WORK PROJECTS OF SOLOMON (9:10-19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complaint (9:10-1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construction (9:15-1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Kings 9-10<text:s text:c="1"/></text:span><text:span text:style-name="a517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WARNING TO SOLOMON (9:1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WORK PROJECTS OF SOLOMON (9:10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WORKFORCE OF SOLOMON (9:20-2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ORSHIP OF SOLOMON (9:2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SDOM OF SOLOMON (10:1-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WISDOM OF SOLOMON (10:1-9):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Solomon answers the queen (10:1-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olomon amazes the queen (10:4-9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9-10<text:s text:c="1"/></text:span><text:span text:style-name="a556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WARNING TO SOLOMON (9:1-9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WORK PROJECTS OF SOLOMON (9:10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WORKFORCE OF SOLOMON (9:20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WORSHIP OF SOLOMON (9:2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WISDOM OF SOLOMON (10:1-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WEALTH OF SOLOMON (9:26-28; 10:10-29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THE WEALTH OF SOLOMON (9:26-28; 10:10-29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The sources (9:26-28; 10:10-12, 14-15, 22-25):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sources (9:26-28; 10:10-12, 14-15, 22-25):<text:s text:c="1"/></text:span><text:span text:style-name="a593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queen of Sheba (10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Visiting foreigners (10:23-25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axes (10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Merchant ships (9:26-28; 10:11-12, 2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WEALTH OF SOLOMON (9:26-28; 10:10-29)<text:s text:c="1"/></text:span><text:span text:style-name="a614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sources (9:26-28; 10:10-12, 14-15, 22-2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splendor (10:13, 16-21, 26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splendor (10:13, 16-21, 26-29):<text:s text:c="1"/></text:span><text:span text:style-name="a629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gifts to the queen of Sheba (10:1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500 gold shields (10:16-1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vory throne overlaid with pure gold (10:18-2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gold cups and dining utensils (10:2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housands of chariots and horses (10:26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WEALTH OF SOLOMON (9:26-28; 10:10-29)<text:s text:c="1"/></text:span><text:span text:style-name="a653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sources (9:26-28; 10:10-12, 14-15, 22-2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plendor (10:13, 16-21, 26-29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1 Kings 9-10<text:s text:c="1"/></text:span><text:span text:style-name="a668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WARNING TO SOLOMON (9:1-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WORK PROJECTS OF SOLOMON (9:10-19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WORKFORCE OF SOLOMON (9:20-24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WORSHIP OF SOLOMON (9:2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WISDOM OF SOLOMON (10:1-9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WEALTH OF SOLOMON (9:26-28; 10:10-29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9-10 </dc:title>
    <meta:initial-creator>David STRICKLAND</meta:initial-creator>
    <dc:creator>David STRICKLAND</dc:creator>
    <meta:creation-date>2020-02-24T11:15:33Z</meta:creation-date>
    <dc:date>2020-02-24T11:15:33Z</dc:date>
    <meta:template xlink:href="BibleStudy" xlink:type="simple"/>
    <meta:editing-cycles>1</meta:editing-cycles>
    <meta:editing-duration>PT0S</meta:editing-duration>
    <meta:document-statistic meta:paragraph-count="59" meta:word-count="456"/>
  </office:meta>
</office:document-meta>
</file>